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FileSystemManager.findClassLoa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andardFileSystemManager.setClassLoader( final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FileSystemManager.findClass( final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andardFileSystemManager.setConfiguration( final String config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ndardFileSystemManager.configure( final Element confi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tandardFileSystemManager.setConfiguration( final URL config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FileSystemManager.createDefaultFileReplic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FileSystemManager.configure( final URL config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tandardFileSystemManager.addExtensionMap( final Element ma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ndardFileSystemManager.ini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tandardFileSystemManager.configure( final String configUri , final InputStream config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andardFileSystemManager.addOperationProvider( final Element providerDe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andardFileSystemManager.getRequiredSchemes( final Element providerDe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andardFileSystemManager.addMimeTypeMap( final Element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ndardFileSystemManager.getSchemas( final Element provi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andardFileSystemManager.getRequiredClasses( final Element providerDe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andardFileSystemManager.createDocument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ndardFileSystemManager.addProvider( final Element providerDef , final boolean isDefaul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StandardFileSystemManager.configurePlugi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tandardFileSystemManager.createInstance( final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